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officeooo:paragraph-rsid="00084a63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70cc9" officeooo:paragraph-rsid="00072e0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72e01" officeooo:paragraph-rsid="00072e0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paragraph-rsid="00068ec6"/>
    </style:style>
    <style:style style:name="P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a6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133c" style:font-weight-asian="normal" style:font-weight-complex="normal"/>
    </style:style>
    <style:style style:name="T5" style:family="text">
      <style:text-properties fo:font-weight="normal" officeooo:rsid="00068ec6" style:font-weight-asian="normal" style:font-weight-complex="normal"/>
    </style:style>
    <style:style style:name="T6" style:family="text">
      <style:text-properties fo:font-weight="normal" officeooo:rsid="00072e01" style:font-weight-asian="normal" style:font-weight-complex="normal"/>
    </style:style>
    <style:style style:name="T7" style:family="text">
      <style:text-properties fo:font-weight="normal" officeooo:rsid="00084a63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6133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68ec6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84a63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6133c"/>
    </style:style>
    <style:style style:name="T14" style:family="text">
      <style:text-properties officeooo:rsid="00068ec6"/>
    </style:style>
    <style:style style:name="T15" style:family="text">
      <style:text-properties fo:font-style="normal" fo:font-weight="normal" officeooo:rsid="00068ec6" style:font-style-asian="normal" style:font-weight-asian="normal" style:font-style-complex="normal" style:font-weight-complex="normal"/>
    </style:style>
    <style:style style:name="T16" style:family="text">
      <style:text-properties officeooo:rsid="0021fdd5"/>
    </style:style>
    <style:style style:name="T17" style:family="text">
      <style:text-properties officeooo:rsid="000a3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2C</text:p>
      <text:p text:style-name="Standard"/>
      <text:p text:style-name="Standard">Este módulo gestiona las comunicaciones del tipo I2C <text:span text:style-name="T17">(a</text:span>unque el módulo I2C de ConfigurableFirmata no soporta todavía las comunicaciones de 10 bit sobre este bus, <text:span text:style-name="T14">aunque </text:span>se ha preparado para cuando estén disponibles<text:span text:style-name="T17">).</text:span> <text:span text:style-name="T14">En estos momentos sólo se permite una instancia I2C por Tboard.</text:span></text:p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elay</text:span>: <text:span text:style-name="T13">retardo en ms después algunas operaciones, </text:span><text:span text:style-name="T14">normalmente no es necesario.</text:span></text:p>
      <text:p text:style-name="Standard"><text:span text:style-name="T1">SDApin y SCLpin</text:span><text:span text:style-name="T3">: </text:span><text:span text:style-name="T4">La gestión de los pines es específica para cada dispositivo, en </text:span><text:span text:style-name="T9">Arduino Uno</text:span><text:span text:style-name="T4"> son los pines 18 (A4) y 19 (A5), en el </text:span><text:span text:style-name="T6">ESP8266</text:span><text:span text:style-name="T4"> son los pines 4 y 5, </text:span><text:span text:style-name="T5">en ESP32 son 21 y 22.</text:span></text:p>
      <text:p text:style-name="Standard"/>
      <text:p text:style-name="P7"><text:span text:style-name="T15">Al activar la instancia se comprueba que los pines</text:span><text:span text:style-name="T10"> SDApin </text:span><text:span text:style-name="T15">y </text:span><text:span text:style-name="T10">SCLpin </text:span><text:span text:style-name="T15">asignados no estén ya en uso</text:span>, mostrando un error si fuera el caso.</text:p>
      <text:p text:style-name="Standard"/>
      <text:p text:style-name="Standard">Eventos importantes:</text:p>
      <text:p text:style-name="Standard"><text:span text:style-name="T1">OnI2CData</text:span>: <text:s/>informa de los datos solicitados a un dispositivo.</text:p>
      <text:p text:style-name="Standard"/>
      <text:p text:style-name="P5"><text:span text:style-name="T16">El evento</text:span> <text:span text:style-name="T1">OnEnabled </text:span>se ejecuta <text:span text:style-name="T16">justo después de</text:span> activar la instancia y <text:span text:style-name="T1">OnDisabled</text:span> después de desactivar.</text:p>
      <text:p text:style-name="Standard"><text:s/></text:p>
      <text:p text:style-name="Standard">Las funciones más importantes:</text:p>
      <text:p text:style-name="P2"><text:span text:style-name="T1">Read</text:span><text:span text:style-name="T3">: envía una petición de lectura, </text:span><text:span text:style-name="T6">en la dirección </text:span><text:span text:style-name="T3">debido al tamaño del b</text:span><text:span text:style-name="T6">ú</text:span><text:span text:style-name="T3">ffer de las funciones de I2C y la limitación del tamaño de datos a enviar </text:span><text:span text:style-name="T4">en ConfigurableFirmata</text:span><text:span text:style-name="T3">, sólo se puede</text:span><text:span text:style-name="T4">n</text:span><text:span text:style-name="T3"> </text:span><text:span text:style-name="T6">solicitar </text:span><text:span text:style-name="T3">un máximo de 28 bytes en cada llamada. </text:span><text:span text:style-name="T6">Además </text:span><text:span text:style-name="T7">en llamadas a </text:span><text:span text:style-name="T11">Read</text:span><text:span text:style-name="T7"> continuas podría</text:span><text:span text:style-name="T6"> ser necesario un tiempo de espera para dar tiempo a leer y enviar los datos </text:span><text:span text:style-name="T7">(Arduino Uno sobre 1 milisegundo para lectura de 28 bytes).</text:span></text:p>
      <text:p text:style-name="P3"><text:span text:style-name="T2">WriteData</text:span><text:span text:style-name="T7">: escribe datos en el bus, la cantidad máxima viene limitado como en l</text:span><text:span text:style-name="T4">a</text:span><text:span text:style-name="T7"> función </text:span><text:span text:style-name="T11">Read</text:span><text:span text:style-name="T7">.</text:span></text:p>
      <text:p text:style-name="P2"><text:span text:style-name="T1">RandomRead</text:span><text:span text:style-name="T3">: envía una petición de lectura sobre una dirección determinada, misma limitación que R</text:span><text:span text:style-name="T8">ead</text:span><text:span text:style-name="T3">.</text:span></text:p>
      <text:p text:style-name="P2"><text:span text:style-name="T1">ReadContinuously</text:span><text:span text:style-name="T3">: Lee continuamente un registro.</text:span></text:p>
      <text:p text:style-name="P2"><text:span text:style-name="T1">StopReading</text:span><text:span text:style-name="T3">: Detiene la lectura continua.</text:span></text:p>
      <text:p text:style-name="P4"/>
      <text:p text:style-name="P4"/>
      <text:p text:style-name="P6">La propiedad <text:span text:style-name="T1">Transaction</text:span> de valor entre 0 y 7, disponible sólo en dispositivos de 7 bits (24XX01 .. 24XX256) se puede utilizar para identificar una petición de lectura de otra.</text:p>
      <text:p text:style-name="P6"/>
      <text:p text:style-name="P4">Existen las mismas funciones para dispositivos de 10 bits pero todavía no están soportadas en ConfigurableFirmata.</text:p>
      <text:p text:style-name="P4"/>
      <text:p text:style-name="P4">Una vez desactivada una instancia se comprueba si tiene eventos <text:span text:style-name="T12">ReadContinuously</text:span> activos y si es el caso los detien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08T16:41:54.758756013</meta:creation-date>
    <dc:date>2023-01-14T18:45:09.030000000</dc:date>
    <meta:editing-duration>PT2H30M10S</meta:editing-duration>
    <meta:editing-cycles>1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0" meta:word-count="342" meta:character-count="2078" meta:non-whitespace-character-count="1753"/>
  </office:meta>
</office:document-meta>
</file>